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cho.addText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.setAppend( boolean ap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cho.setOutput( Resource out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cho.setMessage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.setLevel( EchoLevel echo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